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png" manifest:full-path="Pictures/10000000000001000000010076D48D62.png"/>
  <manifest:file-entry manifest:media-type="image/png" manifest:full-path="Pictures/10000000000001000000010065D9C773.png"/>
  <manifest:file-entry manifest:media-type="image/png" manifest:full-path="Pictures/1000000000000100000001003533F76F.png"/>
  <manifest:file-entry manifest:media-type="image/png" manifest:full-path="Pictures/10000000000000200000002000309F1C.png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9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imes New Roman'" style:font-family-generic="roman" style:font-pitch="variable" fo:font-style="italic" style:font-style-asian="italic" style:font-style-complex="italic"/>
    </style:style>
    <style:style style:name="T1" style:family="text">
      <style:text-properties fo:color="#ffffff" fo:font-family="'Times New Roman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83cm" svg:height="0.634cm" svg:x="6.57cm" svg:y="0.97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1" xml:id="id2" draw:id="id2" draw:layer="layout" svg:width="5.119cm" svg:height="5.119cm" draw:transform="rotate (3.1415926535892) translate (6.08cm 7.831cm)">
          <draw:image xlink:href="Pictures/10000000000001000000010076D48D62.png" xlink:type="simple" xlink:show="embed" xlink:actuate="onLoad">
            <text:p/>
          </draw:image>
        </draw:frame>
        <draw:frame draw:style-name="gr2" draw:text-style-name="P1" xml:id="id3" draw:id="id3" draw:layer="layout" svg:width="5.119cm" svg:height="5.119cm" draw:transform="rotate (3.1415926535892) translate (19.295cm 7.824cm)">
          <draw:image xlink:href="Pictures/1000000000000100000001003533F76F.png" xlink:type="simple" xlink:show="embed" xlink:actuate="onLoad">
            <text:p/>
          </draw:image>
        </draw:frame>
        <draw:frame draw:style-name="gr2" draw:text-style-name="P1" xml:id="id1" draw:id="id1" draw:layer="layout" svg:width="5.119cm" svg:height="5.119cm" draw:transform="rotate (3.1415926535892) translate (12.737cm 7.824cm)">
          <draw:image xlink:href="Pictures/10000000000001000000010065D9C773.png" xlink:type="simple" xlink:show="embed" xlink:actuate="onLoad">
            <text:p/>
          </draw:image>
        </draw:frame>
        <draw:connector draw:style-name="gr3" draw:text-style-name="P1" draw:layer="layout" draw:type="curve" draw:line-skew="0.699cm" svg:x1="10.178cm" svg:y1="7.824cm" svg:x2="3.521cm" svg:y2="7.831cm" draw:start-shape="id1" draw:start-glue-point="0" draw:end-shape="id2" draw:end-glue-point="0" svg:d="m10178 7824c0 1810-6657 1807-6657 7">
          <text:p/>
        </draw:connector>
        <draw:connector draw:style-name="gr3" draw:text-style-name="P1" draw:layer="layout" draw:type="curve" draw:line-skew="-0.404cm" svg:x1="3.521cm" svg:y1="2.712cm" svg:x2="10.178cm" svg:y2="2.705cm" draw:start-shape="id2" draw:start-glue-point="2" draw:end-shape="id1" draw:end-glue-point="2" svg:d="m3521 2712c0-1366 6657-1363 6657-7">
          <text:p/>
        </draw:connector>
        <draw:frame draw:style-name="gr1" draw:text-style-name="P1" draw:layer="layout" svg:width="1.068cm" svg:height="0.884cm" svg:x="6.263cm" svg:y="8.17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onnector draw:style-name="gr3" draw:text-style-name="P1" draw:layer="layout" draw:type="curve" draw:line-skew="0.7cm" svg:x1="10.178cm" svg:y1="7.824cm" svg:x2="16.736cm" svg:y2="7.824cm" draw:start-shape="id1" draw:start-glue-point="0" draw:end-shape="id3" draw:end-glue-point="0" svg:d="m10178 7824c0 1801 6558 1801 6558 0">
          <text:p/>
        </draw:connector>
        <draw:connector draw:style-name="gr3" draw:text-style-name="P1" draw:layer="layout" draw:type="curve" draw:line-skew="-0.404cm" svg:x1="16.736cm" svg:y1="2.705cm" svg:x2="10.178cm" svg:y2="2.705cm" draw:start-shape="id3" draw:end-shape="id1" draw:end-glue-point="2" svg:d="m16736 2705c0-1356-6558-1356-6558 0">
          <text:p/>
        </draw:connector>
        <draw:frame draw:style-name="gr1" draw:text-style-name="P1" draw:layer="layout" svg:width="1.068cm" svg:height="0.884cm" svg:x="12.89cm" svg:y="8.17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4" draw:text-style-name="P2" draw:layer="layout" svg:width="1.27cm" svg:height="1.224cm" svg:x="0.773cm" svg:y="6.815cm">
          <draw:text-box>
            <text:p text:style-name="P1"><text:span text:style-name="T1">I</text:span></text:p>
          </draw:text-box>
        </draw:frame>
        <draw:frame draw:style-name="gr4" draw:text-style-name="P2" draw:layer="layout" svg:width="1.27cm" svg:height="1.224cm" svg:x="13.954cm" svg:y="6.815cm">
          <draw:text-box>
            <text:p text:style-name="P1"><text:span text:style-name="T1">J</text:span></text:p>
          </draw:text-box>
        </draw:frame>
        <draw:frame draw:style-name="gr1" draw:text-style-name="P1" draw:layer="layout" svg:width="1.949cm" svg:height="0.542cm" svg:x="7.6cm" svg:y="7.15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2.019cm" svg:height="0.542cm" svg:x="10.769cm" svg:y="7.15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0.8cm" svg:height="0.634cm" svg:x="13.192cm" svg:y="0.974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1cm" svg:stroke-color="#ff3333" draw:marker-start-width="0.279cm" draw:marker-end="Rounded_20_short_20_Arrow" draw:marker-end-width="0.279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 Tustison</meta:initial-creator>
    <meta:creation-date>2013-10-08T15:37:10</meta:creation-date>
    <dc:date>2013-10-09T20:37:53</dc:date>
    <dc:creator>Nick Tustison</dc:creator>
    <meta:editing-duration>PT2H55M11S</meta:editing-duration>
    <meta:editing-cycles>10</meta:editing-cycles>
    <meta:generator>OpenOffice/4.0.1$Unix OpenOffice.org_project/401m5$Build-9714</meta:generator>
    <meta:document-statistic meta:object-count="15"/>
  </office:meta>
</office:document-meta>
</file>

<file path=Object 1/content.xml><?xml version="1.0" encoding="utf-8"?>
<math xmlns="http://www.w3.org/1998/Math/MathML">
  <semantics>
    <mrow>
      <mstyle mathsize="150%">
        <mrow>
          <mrow>
            <msub>
              <mo stretchy="false">ϕ</mo>
              <mn>1</mn>
            </msub>
          </mrow>
        </mrow>
      </mstyle>
    </mrow>
    <annotation encoding="StarMath 5.0">size *1.5{%iphi_1}
</annotation>
  </semantics>
</math>
</file>

<file path=Object 2/content.xml><?xml version="1.0" encoding="utf-8"?>
<math xmlns="http://www.w3.org/1998/Math/MathML">
  <semantics>
    <mrow>
      <mstyle mathsize="150%">
        <mrow>
          <mrow>
            <msubsup>
              <mo stretchy="false">ϕ</mo>
              <mn>1</mn>
              <mrow>
                <mrow>
                  <mo stretchy="false">−</mo>
                  <mn>1</mn>
                </mrow>
              </mrow>
            </msubsup>
          </mrow>
        </mrow>
      </mstyle>
    </mrow>
    <annotation encoding="StarMath 5.0">size *1.5{%iphi_1^{-1}}

</annotation>
  </semantics>
</math>
</file>

<file path=Object 3/content.xml><?xml version="1.0" encoding="utf-8"?>
<math xmlns="http://www.w3.org/1998/Math/MathML">
  <semantics>
    <mrow>
      <mstyle mathsize="150%">
        <mrow>
          <mrow>
            <msubsup>
              <mo stretchy="false">ϕ</mo>
              <mn>2</mn>
              <mrow>
                <mrow>
                  <mo stretchy="false">−</mo>
                  <mn>1</mn>
                </mrow>
              </mrow>
            </msubsup>
          </mrow>
        </mrow>
      </mstyle>
    </mrow>
    <annotation encoding="StarMath 5.0">size *1.5{%iphi_2^{-1}}

</annotation>
  </semantics>
</math>
</file>

<file path=Object 4/content.xml><?xml version="1.0" encoding="utf-8"?>
<math xmlns="http://www.w3.org/1998/Math/MathML">
  <semantics>
    <mrow>
      <mstyle color="white">
        <mrow>
          <mrow>
            <mi>I</mi>
            <mo stretchy="false">∘</mo>
            <msub>
              <mo stretchy="false">ϕ</mo>
              <mrow>
                <mn>1</mn>
              </mrow>
            </msub>
            <mrow>
              <mo stretchy="false">(</mo>
              <mrow>
                <mn>0.5</mn>
              </mrow>
              <mo stretchy="false">)</mo>
            </mrow>
          </mrow>
        </mrow>
      </mstyle>
    </mrow>
    <annotation encoding="StarMath 5.0">color white{I circ %iphi_{1}(0.5)}

</annotation>
  </semantics>
</math>
</file>

<file path=Object 5/content.xml><?xml version="1.0" encoding="utf-8"?>
<math xmlns="http://www.w3.org/1998/Math/MathML">
  <semantics>
    <mrow>
      <mstyle color="white">
        <mrow>
          <mrow>
            <mi>J</mi>
            <mo stretchy="false">∘</mo>
            <msub>
              <mo stretchy="false">ϕ</mo>
              <mrow>
                <mn>2</mn>
              </mrow>
            </msub>
            <mrow>
              <mo stretchy="false">(</mo>
              <mrow>
                <mn>0.5</mn>
              </mrow>
              <mo stretchy="false">)</mo>
            </mrow>
          </mrow>
        </mrow>
      </mstyle>
    </mrow>
    <annotation encoding="StarMath 5.0">color white{J circ %iphi_{2}(0.5)}

</annotation>
  </semantics>
</math>
</file>

<file path=Object 9/content.xml><?xml version="1.0" encoding="utf-8"?>
<math xmlns="http://www.w3.org/1998/Math/MathML">
  <semantics>
    <mrow>
      <mstyle mathsize="150%">
        <mrow>
          <mrow>
            <msub>
              <mo stretchy="false">ϕ</mo>
              <mn>2</mn>
            </msub>
          </mrow>
        </mrow>
      </mstyle>
    </mrow>
    <annotation encoding="StarMath 5.0">size *1.5{%iphi_2}
</annotation>
  </semantics>
</math>
</file>